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3a10" officeooo:paragraph-rsid="00133a10"/>
    </style:style>
    <style:style style:name="P2" style:family="paragraph" style:parent-style-name="Standard">
      <style:text-properties officeooo:rsid="0014f6f0" officeooo:paragraph-rsid="0014f6f0"/>
    </style:style>
    <style:style style:name="P3" style:family="paragraph" style:parent-style-name="Standard">
      <style:text-properties officeooo:rsid="00150be9" officeooo:paragraph-rsid="00150be9"/>
    </style:style>
    <style:style style:name="P4" style:family="paragraph" style:parent-style-name="Standard">
      <style:text-properties officeooo:rsid="00167a78" officeooo:paragraph-rsid="00167a78"/>
    </style:style>
    <style:style style:name="T1" style:family="text">
      <style:text-properties officeooo:rsid="00150b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1:</text:p>
      <text:p text:style-name="P1"/>
      <text:p text:style-name="P1">An interrupt is a hardware-generated change of flow within the system. An interrupt handler is summoned to deal with the cause of the interrupt; control is then returned to the interrupt context and instruction. A trap is software-generated interrupt. An interrupt. An interrupt can be used to signal the completion of of an I/O to obviate the need for device polling. A trap can be used to call operating system routines or catch arithmetic errors.</text:p>
      <text:p text:style-name="P1"/>
      <text:p text:style-name="P1"/>
      <text:p text:style-name="P2">Question 2:</text:p>
      <text:p text:style-name="P2"/>
      <text:p text:style-name="P2">Open source operating systems have the advantages of having many people working on them, many people debugging them, ease of access and distribution, and rapid update cycles. Further, for students and programmers, there is certainly an advantage to being able to view and modify the source code. Typically open source operating systems are free for some forms of use, usually just requiring payment for support services. Commercial operating system companies usually do not like the competition that open source operating systems bring because these features are difficult to compete against. Some open source operating systems do not offer paid support programs. Some companies avoid open source projects because they need paid support, so that they have some entity to hold accountable if there is a problem or they need help fixing an issue. Finally, some complain that a lack of discipline in the coding <text:s/>of open source operating systems means that backward compatibility is lacking making upgrades difficult, and that the frequent release cycle exacerbate these issues by forcing users to upgrade <text:span text:style-name="T1">f</text:span>requently.</text:p>
      <text:p text:style-name="P2"/>
      <text:p text:style-name="P3">Question 3:</text:p>
      <text:p text:style-name="P3"/>
      <text:p text:style-name="P3">The two models of interprocess communication are message-passing model and the shared-memory model. Message passing is useful for exchanging smaller amount of data, because no conflict need be avoided. It is also <text:s/>easier to implement than is shared memory for intercomputer communication. Shared memory allows maximum speed and convenience of communication, since it can be done at memory transfer speeds when it take place within a computer. However, this method compromises on protection and synchronization between the processes sharing memory.</text:p>
      <text:p text:style-name="P3"/>
      <text:p text:style-name="P3">Question 4:</text:p>
      <text:p text:style-name="P3"/>
      <text:p text:style-name="P3">It is difficult to predict what features an operating system will need when it is being designed. The advantage of using loadable kernel modules is that functionality can <text:s/>be added to and removed from the <text:s/>kernel while it is running. There is no need to either recompile or reboot the kernel.</text:p>
      <text:p text:style-name="P3"/>
      <text:p text:style-name="P3">Question 5:</text:p>
      <text:p text:style-name="P3"/>
      <text:p text:style-name="P3">a. Short-term (CPU scheduler) ---selects from jobs in memory those jobs that are ready to execute and allocates the CPU to them.</text:p>
      <text:p text:style-name="P3"/>
      <text:p text:style-name="P3">b. Medium-term---used especially with time-sharing systems as an intermediate scheduling level. A swapping scheme is implemented to remove partially run programs from memory and reinstate them later to continue where they left off.</text:p>
      <text:p text:style-name="P3"/>
      <text:p text:style-name="P3">c. Long-term (job scheduler)---determines which jobs are brought into memory for processing.</text:p>
      <text:p text:style-name="P3"><text:soft-page-break/></text:p>
      <text:p text:style-name="P4">Question 6:</text:p>
      <text:p text:style-name="P4"/>
      <text:p text:style-name="P4">Simple communication works well with ordinary pipes. For example assume we have a process that counts characters in a file. An ordinary pipe can be used where the producer writes the file to the pipe and the consumer reads the files and counts the numbers of characters in the file. Next, for an example where named pipes are more suitable, consider the situation where several processes may write messages to a log. When processes wish to write to a message to the log, they write it to then anemed pipe. A server reads the messages from the named pipe and writes them to the log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06:52:33.164521930</meta:creation-date>
    <dc:date>2020-04-05T09:32:16.808352076</dc:date>
    <meta:editing-duration>PT2H28M2S</meta:editing-duration>
    <meta:editing-cycles>3</meta:editing-cycles>
    <meta:generator>LibreOffice/6.0.7.3$Linux_X86_64 LibreOffice_project/00m0$Build-3</meta:generator>
    <meta:document-statistic meta:table-count="0" meta:image-count="0" meta:object-count="0" meta:page-count="2" meta:paragraph-count="14" meta:word-count="567" meta:character-count="3504" meta:non-whitespace-character-count="2950"/>
  </office:meta>
</office:document-meta>
</file>